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046cm" fo:min-width="3.62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046cm" fo:min-width="5.9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69cm" fo:min-width="3.621cm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052cm" fo:min-width="3.62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046cm" fo:min-width="5.21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486cm" fo:min-width="3.62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486cm" fo:min-width="4.676cm"/>
    </style:style>
    <style:style style:name="gr10" style:family="graphic" style:parent-style-name="objectwithoutfill">
      <style:graphic-properties svg:stroke-color="#b80047" draw:marker-end="Arrow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3.046cm" fo:min-width="4.127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051cm" fo:min-width="3.621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052cm" fo:min-width="4.31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21cm" svg:height="3.296cm" svg:x="7.807cm" svg:y="0.996cm">
          <text:p text:style-name="P1">snapb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4.121cm" svg:height="3.296cm" svg:x="2.038cm" svg:y="0.996cm">
          <text:p text:style-name="P1">librari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7.807cm" svg:y1="2.644cm" svg:x2="6.159cm" svg:y2="2.644cm" draw:start-shape="id1" draw:start-glue-point="5" draw:end-shape="id2" draw:end-glue-point="7" svg:d="M7807 2644h-1648" svg:viewBox="0 0 1649 1">
          <text:p/>
        </draw:connector>
        <draw:custom-shape draw:style-name="gr1" draw:text-style-name="P2" xml:id="id3" draw:id="id3" draw:layer="layout" svg:width="4.121cm" svg:height="3.296cm" svg:x="7.808cm" svg:y="5.565cm">
          <text:p text:style-name="P1">snapini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9.869cm" svg:y1="5.565cm" svg:x2="9.868cm" svg:y2="4.292cm" draw:start-shape="id3" draw:start-glue-point="4" draw:end-shape="id1" draw:end-glue-point="6" svg:d="M9869 5565v-636h-1v-637" svg:viewBox="0 0 2 1274">
          <text:p/>
        </draw:connector>
        <draw:custom-shape draw:style-name="gr1" draw:text-style-name="P2" xml:id="id4" draw:id="id4" draw:layer="layout" svg:width="4.121cm" svg:height="3.296cm" svg:x="2.038cm" svg:y="5.565cm">
          <text:p text:style-name="P1">snapcgi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4.099cm" svg:y1="5.565cm" svg:x2="9.868cm" svg:y2="4.292cm" draw:start-shape="id4" draw:start-glue-point="4" draw:end-shape="id1" draw:end-glue-point="6" svg:d="M4099 5565v-636h5769v-637" svg:viewBox="0 0 5770 1274">
          <text:p/>
        </draw:connector>
        <draw:custom-shape draw:style-name="gr3" draw:text-style-name="P2" xml:id="id5" draw:id="id5" draw:layer="layout" svg:width="6.45cm" svg:height="3.296cm" svg:x="14.14cm" svg:y="5.565cm">
          <text:p text:style-name="P1">snapcommunicat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4.14cm" svg:y1="7.213cm" svg:x2="11.929cm" svg:y2="7.213cm" draw:start-shape="id5" draw:start-glue-point="5" draw:end-shape="id3" draw:end-glue-point="7" svg:d="M14140 7213h-2211" svg:viewBox="0 0 2212 1">
          <text:p/>
        </draw:connector>
        <draw:custom-shape draw:style-name="gr1" draw:text-style-name="P2" xml:id="id6" draw:id="id6" draw:layer="layout" svg:width="4.121cm" svg:height="3.296cm" svg:x="16.469cm" svg:y="10.441cm">
          <text:p text:style-name="P1">snaploc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8.53cm" svg:y1="10.441cm" svg:x2="17.365cm" svg:y2="8.861cm" draw:start-shape="id6" draw:start-glue-point="4" draw:end-shape="id5" draw:end-glue-point="6" svg:d="M18530 10441v-789h-1165v-791" svg:viewBox="0 0 1166 1581">
          <text:p/>
        </draw:connector>
        <draw:custom-shape draw:style-name="gr1" draw:text-style-name="P2" xml:id="id7" draw:id="id7" draw:layer="layout" svg:width="4.121cm" svg:height="3.296cm" svg:x="8.53cm" svg:y="10.441cm">
          <text:p text:style-name="P1">snapdbprox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0.591cm" svg:y1="10.441cm" svg:x2="17.365cm" svg:y2="8.861cm" draw:start-shape="id7" draw:start-glue-point="4" draw:end-shape="id5" draw:end-glue-point="6" svg:d="M10591 10441v-789h6774v-791" svg:viewBox="0 0 6775 1581">
          <text:p/>
        </draw:connector>
        <draw:custom-shape draw:style-name="gr1" draw:text-style-name="P2" xml:id="id8" draw:id="id8" draw:layer="layout" svg:width="4.121cm" svg:height="3.296cm" svg:x="2.038cm" svg:y="10.441cm">
          <text:p text:style-name="P1">snapdb</text:p>
          <text:p text:style-name="P1"><text:span text:style-name="T1">(TODO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6.159cm" svg:y1="12.089cm" svg:x2="8.53cm" svg:y2="12.089cm" draw:start-shape="id8" draw:start-glue-point="7" draw:end-shape="id7" draw:end-glue-point="5" svg:d="M6159 12089h2371" svg:viewBox="0 0 2372 1">
          <text:p/>
        </draw:connector>
        <draw:custom-shape draw:style-name="gr4" draw:text-style-name="P2" xml:id="id9" draw:id="id9" draw:layer="layout" svg:width="4.121cm" svg:height="1.819cm" svg:x="2.038cm" svg:y="16.483cm">
          <text:p text:style-name="P1">snapfirwal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line-skew="-0.279cm" svg:x1="2.038cm" svg:y1="7.213cm" svg:x2="2.038cm" svg:y2="17.393cm" draw:start-shape="id4" draw:start-glue-point="5" draw:end-shape="id9" draw:end-glue-point="5" svg:d="M2038 7213h-781v10180h781" svg:viewBox="0 0 782 10181">
          <text:p/>
        </draw:connector>
        <draw:connector draw:style-name="gr2" draw:text-style-name="P3" draw:layer="layout" draw:line-skew="0.036cm" svg:x1="6.159cm" svg:y1="17.393cm" svg:x2="8.53cm" svg:y2="12.089cm" draw:start-shape="id9" draw:start-glue-point="7" draw:end-shape="id7" draw:end-glue-point="5" svg:d="M6159 17393h1221v-5304h1150" svg:viewBox="0 0 2372 5305">
          <text:p/>
        </draw:connector>
        <draw:custom-shape draw:style-name="gr1" draw:text-style-name="P2" xml:id="id14" draw:id="id14" draw:layer="layout" svg:width="4.121cm" svg:height="3.296cm" svg:x="8.53cm" svg:y="15.007cm">
          <text:p text:style-name="P1">snapboun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10" draw:id="id10" draw:layer="layout" svg:width="4.121cm" svg:height="2.302cm" svg:x="2.038cm" svg:y="19.689cm">
          <text:p text:style-name="P1">snaplayou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line-skew="0.029cm" svg:x1="6.159cm" svg:y1="20.84cm" svg:x2="8.53cm" svg:y2="12.089cm" draw:start-shape="id10" draw:start-glue-point="7" draw:end-shape="id7" draw:end-glue-point="5" svg:d="M6159 20840h1214v-8751h1157" svg:viewBox="0 0 2372 8752">
          <text:p/>
        </draw:connector>
        <draw:custom-shape draw:style-name="gr7" draw:text-style-name="P2" xml:id="id15" draw:id="id15" draw:layer="layout" svg:width="5.713cm" svg:height="3.296cm" svg:x="14.877cm" svg:y="14.921cm">
          <text:p text:style-name="P1">snapmanagercg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11" draw:id="id11" draw:layer="layout" svg:width="4.121cm" svg:height="2.736cm" svg:x="8.53cm" svg:y="19.689cm">
          <text:p text:style-name="P1">snap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line-skew="0.467cm" svg:x1="12.651cm" svg:y1="21.057cm" svg:x2="12.651cm" svg:y2="12.089cm" draw:start-shape="id11" draw:start-glue-point="7" draw:end-shape="id7" draw:end-glue-point="7" svg:d="M12651 21057h968v-8968h-968" svg:viewBox="0 0 969 8969">
          <text:p/>
        </draw:connector>
        <draw:custom-shape draw:style-name="gr9" draw:text-style-name="P2" xml:id="id12" draw:id="id12" draw:layer="layout" svg:width="5.176cm" svg:height="2.736cm" svg:x="15.414cm" svg:y="19.689cm">
          <text:p text:style-name="P1">snapserver</text:p>
          <text:p text:style-name="P1">core_plugi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3" draw:layer="layout" draw:line-skew="0.279cm" svg:x1="10.591cm" svg:y1="22.425cm" svg:x2="18.002cm" svg:y2="22.425cm" draw:start-shape="id11" draw:start-glue-point="6" draw:end-shape="id12" draw:end-glue-point="6" svg:d="M10591 22425v781h7411v-781" svg:viewBox="0 0 7412 782">
          <text:p/>
        </draw:connector>
        <draw:custom-shape draw:style-name="gr11" draw:text-style-name="P2" xml:id="id13" draw:id="id13" draw:layer="layout" svg:width="4.627cm" svg:height="3.296cm" svg:x="8.024cm" svg:y="23.644cm">
          <text:p text:style-name="P1">snapbacke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line-skew="-0.279cm" svg:x1="8.024cm" svg:y1="25.292cm" svg:x2="2.038cm" svg:y2="17.393cm" draw:start-shape="id13" draw:start-glue-point="5" draw:end-shape="id9" draw:end-glue-point="5" svg:d="M8024 25292h-6767v-7899h781" svg:viewBox="0 0 6768 7900">
          <text:p/>
        </draw:connector>
        <draw:connector draw:style-name="gr5" draw:text-style-name="P3" draw:layer="layout" draw:line-skew="0.219cm" svg:x1="10.591cm" svg:y1="19.689cm" svg:x2="4.098cm" svg:y2="18.302cm" draw:start-shape="id11" draw:start-glue-point="4" draw:end-shape="id9" svg:d="M10591 19689v-474h-6493v-913" svg:viewBox="0 0 6494 1388">
          <text:p/>
        </draw:connector>
        <draw:connector draw:style-name="gr2" draw:text-style-name="P3" draw:layer="layout" draw:line-skew="-0.941cm" svg:x1="12.651cm" svg:y1="21.057cm" svg:x2="16.469cm" svg:y2="12.089cm" draw:start-shape="id11" draw:start-glue-point="7" draw:end-shape="id6" draw:end-glue-point="5" svg:d="M12651 21057h968v-8968h2850" svg:viewBox="0 0 3819 8969">
          <text:p/>
        </draw:connector>
        <draw:connector draw:style-name="gr2" draw:text-style-name="P3" draw:layer="layout" svg:x1="10.591cm" svg:y1="15.007cm" svg:x2="10.591cm" svg:y2="13.737cm" draw:start-shape="id14" draw:start-glue-point="4" draw:end-shape="id7" draw:end-glue-point="6" svg:d="M10591 15007v-1270" svg:viewBox="0 0 1 1271">
          <text:p/>
        </draw:connector>
        <draw:connector draw:style-name="gr2" draw:text-style-name="P3" draw:layer="layout" draw:line-skew="-0.145cm" svg:x1="14.877cm" svg:y1="16.569cm" svg:x2="12.651cm" svg:y2="12.089cm" draw:start-shape="id15" draw:start-glue-point="5" draw:end-shape="id7" draw:end-glue-point="7" svg:d="M14877 16569h-1258v-4480h-968" svg:viewBox="0 0 2227 4481">
          <text:p/>
        </draw:connector>
        <draw:custom-shape draw:style-name="gr12" draw:text-style-name="P2" xml:id="id16" draw:id="id16" draw:layer="layout" svg:width="4.121cm" svg:height="1.301cm" svg:x="2.038cm" svg:y="14.227cm">
          <text:p text:style-name="P1">iploc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4.099cm" svg:y1="16.483cm" svg:x2="4.099cm" svg:y2="15.528cm" draw:start-shape="id9" draw:start-glue-point="4" draw:end-shape="id16" draw:end-glue-point="6" svg:d="M4099 16483v-955" svg:viewBox="0 0 1 956">
          <text:p/>
        </draw:connector>
        <draw:connector draw:style-name="gr2" draw:text-style-name="P3" draw:layer="layout" draw:line-skew="-0.941cm" svg:x1="12.651cm" svg:y1="25.292cm" svg:x2="16.469cm" svg:y2="12.089cm" draw:start-shape="id13" draw:start-glue-point="7" draw:end-shape="id6" svg:d="M12651 25292h968v-13203h2850" svg:viewBox="0 0 3819 13204">
          <text:p/>
        </draw:connector>
        <draw:custom-shape draw:style-name="gr1" draw:text-style-name="P2" xml:id="id17" draw:id="id17" draw:layer="layout" svg:width="4.121cm" svg:height="3.296cm" svg:x="14.53cm" svg:y="1cm">
          <text:p text:style-name="P1">addu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1.928cm" svg:y1="2.644cm" svg:x2="14.53cm" svg:y2="2.648cm" draw:start-shape="id1" draw:start-glue-point="7" draw:end-shape="id17" draw:end-glue-point="5" svg:d="M11928 2644h1301v4h1301" svg:viewBox="0 0 2603 5">
          <text:p/>
        </draw:connector>
        <draw:connector draw:style-name="gr5" draw:text-style-name="P3" draw:layer="layout" draw:line-skew="0.412cm" svg:x1="17.733cm" svg:y1="18.217cm" svg:x2="4.099cm" svg:y2="18.302cm" draw:start-shape="id15" draw:start-glue-point="6" draw:end-shape="id9" draw:end-glue-point="6" svg:d="M17733 18217v998h-13634v-913" svg:viewBox="0 0 13635 999">
          <text:p/>
        </draw:connector>
        <draw:custom-shape draw:style-name="gr13" draw:text-style-name="P2" xml:id="id18" draw:id="id18" draw:layer="layout" svg:width="4.815cm" svg:height="2.302cm" svg:x="1.691cm" svg:y="22.509cm">
          <text:p text:style-name="P1">snapwatchdo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line-skew="-0.145cm" svg:x1="6.506cm" svg:y1="23.66cm" svg:x2="8.53cm" svg:y2="12.089cm" draw:start-shape="id18" draw:start-glue-point="7" draw:end-shape="id7" draw:end-glue-point="5" svg:d="M6506 23660h867v-11571h1157" svg:viewBox="0 0 2025 115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6-06-01T21:49:58.518210500</meta:creation-date>
    <dc:date>2016-06-01T22:56:19.582563665</dc:date>
    <dc:creator>Alexis Wilke</dc:creator>
    <meta:editing-duration>PT45M5S</meta:editing-duration>
    <meta:editing-cycles>8</meta:editing-cycles>
    <meta:generator>LibreOffice/5.1.2.2$Linux_X86_64 LibreOffice_project/10m0$Build-2</meta:generator>
    <meta:document-statistic meta:object-count="40"/>
  </office:meta>
</office:document-meta>
</file>